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1.774cm" svg:height="20.054cm" svg:x="5.122cm" svg:y="0.345cm">
            <draw:object draw:notify-on-update-of-ranges="Tabelle1.A1:Tabelle1.A1 Tabelle1.A2:Tabelle1.A92 Tabelle1.B1:Tabelle1.B1 Tabelle1.B2:Tabelle1.B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mperatur</text:p>
          </table:table-cell>
          <table:table-cell office:value-type="string" calcext:value-type="string">
            <text:p>Widerstand</text:p>
          </table:table-cell>
        </table:table-row>
        <table:table-row table:style-name="ro1">
          <table:table-cell office:value-type="string" calcext:value-type="string">
            <text:p>10 ºC </text:p>
          </table:table-cell>
          <table:table-cell office:value-type="float" office:value="19903" calcext:value-type="float">
            <text:p>19903</text:p>
          </table:table-cell>
        </table:table-row>
        <table:table-row table:style-name="ro1">
          <table:table-cell office:value-type="string" calcext:value-type="string">
            <text:p>11 ºC </text:p>
          </table:table-cell>
          <table:table-cell office:value-type="float" office:value="18973" calcext:value-type="float">
            <text:p>18973</text:p>
          </table:table-cell>
        </table:table-row>
        <table:table-row table:style-name="ro1">
          <table:table-cell office:value-type="string" calcext:value-type="string">
            <text:p>12 ºC </text:p>
          </table:table-cell>
          <table:table-cell office:value-type="float" office:value="18092" calcext:value-type="float">
            <text:p>18092</text:p>
          </table:table-cell>
        </table:table-row>
        <table:table-row table:style-name="ro1">
          <table:table-cell office:value-type="string" calcext:value-type="string">
            <text:p>13 ºC </text:p>
          </table:table-cell>
          <table:table-cell office:value-type="float" office:value="17257" calcext:value-type="float">
            <text:p>17257</text:p>
          </table:table-cell>
        </table:table-row>
        <table:table-row table:style-name="ro1">
          <table:table-cell office:value-type="string" calcext:value-type="string">
            <text:p>14 ºC </text:p>
          </table:table-cell>
          <table:table-cell office:value-type="float" office:value="16465" calcext:value-type="float">
            <text:p>16465</text:p>
          </table:table-cell>
        </table:table-row>
        <table:table-row table:style-name="ro1">
          <table:table-cell office:value-type="string" calcext:value-type="string">
            <text:p>15 ºC </text:p>
          </table:table-cell>
          <table:table-cell office:value-type="float" office:value="15714" calcext:value-type="float">
            <text:p>15714</text:p>
          </table:table-cell>
        </table:table-row>
        <table:table-row table:style-name="ro1">
          <table:table-cell office:value-type="string" calcext:value-type="string">
            <text:p>16 ºC 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string" calcext:value-type="string">
            <text:p>17 ºC </text:p>
          </table:table-cell>
          <table:table-cell office:value-type="float" office:value="14325" calcext:value-type="float">
            <text:p>14325</text:p>
          </table:table-cell>
        </table:table-row>
        <table:table-row table:style-name="ro1">
          <table:table-cell office:value-type="string" calcext:value-type="string">
            <text:p>18 ºC </text:p>
          </table:table-cell>
          <table:table-cell office:value-type="float" office:value="13682" calcext:value-type="float">
            <text:p>13682</text:p>
          </table:table-cell>
        </table:table-row>
        <table:table-row table:style-name="ro1">
          <table:table-cell office:value-type="string" calcext:value-type="string">
            <text:p>19 ºC </text:p>
          </table:table-cell>
          <table:table-cell office:value-type="float" office:value="13073" calcext:value-type="float">
            <text:p>13073</text:p>
          </table:table-cell>
        </table:table-row>
        <table:table-row table:style-name="ro1">
          <table:table-cell office:value-type="string" calcext:value-type="string">
            <text:p>20 ºC </text:p>
          </table:table-cell>
          <table:table-cell office:value-type="float" office:value="12493" calcext:value-type="float">
            <text:p>12493</text:p>
          </table:table-cell>
        </table:table-row>
        <table:table-row table:style-name="ro1">
          <table:table-cell office:value-type="string" calcext:value-type="string">
            <text:p>21 ºC </text:p>
          </table:table-cell>
          <table:table-cell office:value-type="float" office:value="11943" calcext:value-type="float">
            <text:p>11943</text:p>
          </table:table-cell>
        </table:table-row>
        <table:table-row table:style-name="ro1">
          <table:table-cell office:value-type="string" calcext:value-type="string">
            <text:p>22 ºC </text:p>
          </table:table-cell>
          <table:table-cell office:value-type="float" office:value="11420" calcext:value-type="float">
            <text:p>11420</text:p>
          </table:table-cell>
        </table:table-row>
        <table:table-row table:style-name="ro1">
          <table:table-cell office:value-type="string" calcext:value-type="string">
            <text:p>23 ºC 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string" calcext:value-type="string">
            <text:p>24 ºC 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table:style-name="ce2" office:value-type="string" calcext:value-type="string">
            <text:p>25 ºC </text:p>
          </table:table-cell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6 ºC 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office:value-type="string" calcext:value-type="string">
            <text:p>27 ºC </text:p>
          </table:table-cell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string" calcext:value-type="string">
            <text:p>28 ºC </text:p>
          </table:table-cell>
          <table:table-cell office:value-type="float" office:value="8777" calcext:value-type="float">
            <text:p>8777</text:p>
          </table:table-cell>
        </table:table-row>
        <table:table-row table:style-name="ro1">
          <table:table-cell office:value-type="string" calcext:value-type="string">
            <text:p>29 ºC </text:p>
          </table:table-cell>
          <table:table-cell office:value-type="float" office:value="8408" calcext:value-type="float">
            <text:p>8408</text:p>
          </table:table-cell>
        </table:table-row>
        <table:table-row table:style-name="ro1">
          <table:table-cell office:value-type="string" calcext:value-type="string">
            <text:p>30 ºC 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string" calcext:value-type="string">
            <text:p>31 ºC 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string" calcext:value-type="string">
            <text:p>32 ºC 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string" calcext:value-type="string">
            <text:p>33 ºC 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string" calcext:value-type="string">
            <text:p>34 ºC 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string" calcext:value-type="string">
            <text:p>35 ºC 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36 ºC 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string" calcext:value-type="string">
            <text:p>37 ºC 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string" calcext:value-type="string">
            <text:p>38 ºC 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office:value-type="string" calcext:value-type="string">
            <text:p>39 ºC 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string" calcext:value-type="string">
            <text:p>40 ºC 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string" calcext:value-type="string">
            <text:p>41 ºC 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string" calcext:value-type="string">
            <text:p>42 ºC 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office:value-type="string" calcext:value-type="string">
            <text:p>43 ºC 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string" calcext:value-type="string">
            <text:p>44 ºC 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string" calcext:value-type="string">
            <text:p>45 ºC 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46 ºC 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47 ºC 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48 ºC 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string" calcext:value-type="string">
            <text:p>49 ºC 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50 ºC 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51 ºC 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52 ºC 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string" calcext:value-type="string">
            <text:p>53 ºC 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54 ºC 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55 ºC 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56 ºC 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string" calcext:value-type="string">
            <text:p>57 ºC 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string" calcext:value-type="string">
            <text:p>58 ºC 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59 ºC 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60 ºC 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61 ºC 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62 ºC 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63 ºC 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64 ºC 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65 ºC 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66 ºC 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67 ºC 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68 ºC 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string" calcext:value-type="string">
            <text:p>69 ºC 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70 ºC 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71 ºC 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72 ºC 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73 ºC 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74 ºC 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75 ºC 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76 ºC 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77 ºC 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78 ºC 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79 ºC 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80 ºC 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81 ºC 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82 ºC 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83 ºC 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84 ºC 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85 ºC 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86 ºC 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87 ºC 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88 ºC 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89 ºC 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90 ºC 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91 ºC 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92 ºC 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93 ºC 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94 ºC 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95 ºC 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96 ºC 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97 ºC 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98 ºC 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99 ºC 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100 ºC </text:p>
          </table:table-cell>
          <table:table-cell office:value-type="float" office:value="678" calcext:value-type="float">
            <text:p>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1:31:16.445000000</meta:creation-date>
    <dc:date>2024-02-08T11:40:43.635000000</dc:date>
    <meta:editing-duration>PT9M27S</meta:editing-duration>
    <meta:editing-cycles>1</meta:editing-cycles>
    <meta:document-statistic meta:table-count="1" meta:cell-count="184" meta:object-count="1"/>
    <meta:generator>LibreOffice/7.4.3.2$Windows_X86_64 LibreOffice_project/1048a8393ae2eeec98dff31b5c133c5f1d08b89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75cm" svg:height="20.055cm" xlink:href=".." xlink:type="simple" chart:class="chart:scatter" chart:style-name="ch1">
        <chart:legend chart:legend-position="end" svg:x="28.711cm" svg:y="9.728cm" style:legend-expansion="high" chart:style-name="ch2"/>
        <chart:plot-area chart:style-name="ch3" table:cell-range-address="Tabelle1.A1:Tabelle1.B92" chart:data-source-has-labels="both" svg:x="0.635cm" svg:y="0.401cm" svg:width="27.441cm" svg:height="19.253cm">
          <chart:coordinate-region svg:x="1.812cm" svg:y="0.6cm" svg:width="25.985cm" svg:height="18.407cm"/>
          <chart:axis chart:dimension="x" chart:name="primary-x" chart:style-name="ch4" chartooo:axis-type="auto">
            <chart:categories table:cell-range-address="Tabelle1.A2:Tabelle1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92" chart:label-cell-address="Tabelle1.B1:Tabelle1.B1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derstand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ºC </text:p>
                <draw:g>
                  <svg:desc>Tabelle1.A2:Tabelle1.A92</svg:desc>
                </draw:g>
              </table:table-cell>
              <table:table-cell office:value-type="float" office:value="19903">
                <text:p>19903</text:p>
                <draw:g>
                  <svg:desc>Tabelle1.B2:Tabelle1.B92</svg:desc>
                </draw:g>
              </table:table-cell>
            </table:table-row>
            <table:table-row>
              <table:table-cell office:value-type="string">
                <text:p>11 ºC </text:p>
              </table:table-cell>
              <table:table-cell office:value-type="float" office:value="18973">
                <text:p>18973</text:p>
              </table:table-cell>
            </table:table-row>
            <table:table-row>
              <table:table-cell office:value-type="string">
                <text:p>12 ºC </text:p>
              </table:table-cell>
              <table:table-cell office:value-type="float" office:value="18092">
                <text:p>18092</text:p>
              </table:table-cell>
            </table:table-row>
            <table:table-row>
              <table:table-cell office:value-type="string">
                <text:p>13 ºC 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4 ºC </text:p>
              </table:table-cell>
              <table:table-cell office:value-type="float" office:value="16465">
                <text:p>16465</text:p>
              </table:table-cell>
            </table:table-row>
            <table:table-row>
              <table:table-cell office:value-type="string">
                <text:p>15 ºC </text:p>
              </table:table-cell>
              <table:table-cell office:value-type="float" office:value="15714">
                <text:p>15714</text:p>
              </table:table-cell>
            </table:table-row>
            <table:table-row>
              <table:table-cell office:value-type="string">
                <text:p>16 ºC </text:p>
              </table:table-cell>
              <table:table-cell office:value-type="float" office:value="15001">
                <text:p>15001</text:p>
              </table:table-cell>
            </table:table-row>
            <table:table-row>
              <table:table-cell office:value-type="string">
                <text:p>17 ºC </text:p>
              </table:table-cell>
              <table:table-cell office:value-type="float" office:value="14325">
                <text:p>14325</text:p>
              </table:table-cell>
            </table:table-row>
            <table:table-row>
              <table:table-cell office:value-type="string">
                <text:p>18 ºC </text:p>
              </table:table-cell>
              <table:table-cell office:value-type="float" office:value="13682">
                <text:p>13682</text:p>
              </table:table-cell>
            </table:table-row>
            <table:table-row>
              <table:table-cell office:value-type="string">
                <text:p>19 ºC 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20 ºC </text:p>
              </table:table-cell>
              <table:table-cell office:value-type="float" office:value="12493">
                <text:p>12493</text:p>
              </table:table-cell>
            </table:table-row>
            <table:table-row>
              <table:table-cell office:value-type="string">
                <text:p>21 ºC 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22 ºC 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string">
                <text:p>23 ºC 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24 ºC 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25 ºC 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6 ºC 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7 ºC 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28 ºC </text:p>
              </table:table-cell>
              <table:table-cell office:value-type="float" office:value="8777">
                <text:p>8777</text:p>
              </table:table-cell>
            </table:table-row>
            <table:table-row>
              <table:table-cell office:value-type="string">
                <text:p>29 ºC 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30 ºC 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1 ºC </text:p>
              </table:table-cell>
              <table:table-cell office:value-type="float" office:value="7721">
                <text:p>7721</text:p>
              </table:table-cell>
            </table:table-row>
            <table:table-row>
              <table:table-cell office:value-type="string">
                <text:p>32 ºC 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33 ºC 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string">
                <text:p>34 ºC 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35 ºC 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36 ºC 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37 ºC 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38 ºC 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39 ºC 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40 ºC 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41 ºC 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42 ºC 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43 ºC 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44 ºC 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45 ºC 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string">
                <text:p>46 ºC 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47 ºC 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8 ºC 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49 ºC 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50 ºC 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51 ºC 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52 ºC 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53 ºC 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4 ºC 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55 ºC 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56 ºC 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7 ºC 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58 ºC 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59 ºC 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60 ºC 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61 ºC 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62 ºC 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3 ºC 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64 ºC 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65 ºC 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6 ºC 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7 ºC 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68 ºC 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69 ºC 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70 ºC 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71 ºC 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72 ºC 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73 ºC 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74 ºC 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75 ºC 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76 ºC 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77 ºC 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78 ºC 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79 ºC 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80 ºC 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81 ºC 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2 ºC 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83 ºC 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84 ºC 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85 ºC 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86 ºC 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87 ºC 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88 ºC 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9 ºC 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0 ºC 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1 ºC 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2 ºC 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93 ºC 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4 ºC 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95 ºC 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6 ºC 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97 ºC 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8 ºC 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9 ºC 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0 ºC </text:p>
              </table:table-cell>
              <table:table-cell office:value-type="float" office:value="678">
                <text:p>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